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Roboto" svg:font-family="Robo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4a653" officeooo:paragraph-rsid="0014a653"/>
    </style:style>
    <style:style style:name="P2" style:family="paragraph" style:parent-style-name="Text_20_body">
      <style:text-properties officeooo:rsid="0014a653" officeooo:paragraph-rsid="0014a653"/>
    </style:style>
    <style:style style:name="P3" style:family="paragraph" style:parent-style-name="Text_20_body">
      <style:text-properties officeooo:rsid="0014fd38" officeooo:paragraph-rsid="0014fd38"/>
    </style:style>
    <style:style style:name="P4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2">
      <loext:graphic-properties draw:fill="none" draw:fill-color="#ffffff"/>
      <style:paragraph-properties fo:margin-top="0in" fo:margin-bottom="0.1665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0in" fo:margin-right="0in" fo:margin-top="0.1665in" fo:margin-bottom="0in" style:contextual-spacing="false" fo:line-height="179%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style:text-blinking="false" fo:background-color="transparent" loext:char-shading-value="0"/>
    </style:style>
    <style:style style:name="T2" style:family="text">
      <style:text-properties officeooo:rsid="0014a65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83159067" text:style-name="L1">
        <text:list-item>
          <text:p text:style-name="P4"><text:bookmark text:name="docs-internal-guid-69c04b07-7fff-c89c-23ac-90d6562c4963"/>Bij het inladen van een bestand is het noodzakelijk om de locatie van het bestand aan te geven. Dit kan op 2 manieren:</text:p>
        </text:list-item>
      </text:list>
      <text:list xml:id="list2194775574" text:style-name="L2">
        <text:list-item>
          <text:p text:style-name="P5">Absolute path</text:p>
        </text:list-item>
        <text:list-item>
          <text:p text:style-name="P6">Relative path</text:p>
        </text:list-item>
      </text:list>
      <text:p text:style-name="P7">Wat houden deze 2 paths in?</text:p>
      <text:p text:style-name="Text_20_body"><text:line-break/><text:span text:style-name="T2">Een absolute path is de volledige url naar het bestand.</text:span></text:p>
      <text:p text:style-name="P2">Een relative path is het path relatief aan de huidige pagina.</text:p>
      <text:p text:style-name="P2"/>
      <text:p text:style-name="P1"><text:bookmark text:name="docs-internal-guid-4528fb9c-7fff-724f-2308-83747c522c4c"/><text:span text:style-name="T1">Speel een audio bestand af met &lt;source&gt; tag. Leg uit wat hier het voordeel van is.<text:line-break/></text:span></text:p>
      <text:p text:style-name="P3">Je kunt hiermee een audio bestand in verschillende formats aanbieden om de compatibility met meerdere browsers te vergrote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Roboto" svg:font-family="Robo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4T13:43:38.535000000</meta:creation-date>
    <dc:date>2021-05-04T15:15:39.830000000</dc:date>
    <meta:editing-duration>PT51M39S</meta:editing-duration>
    <meta:editing-cycles>1</meta:editing-cycles>
    <meta:document-statistic meta:table-count="0" meta:image-count="0" meta:object-count="0" meta:page-count="1" meta:paragraph-count="8" meta:word-count="91" meta:character-count="499" meta:non-whitespace-character-count="417"/>
    <meta:generator>LibreOffice/7.0.4.2$Windows_X86_64 LibreOffice_project/dcf040e67528d9187c66b2379df5ea4407429775</meta:generator>
  </office:meta>
</office:document-meta>
</file>